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number-columns-repeated="1022" table:default-cell-style-name="Default"/>
        <table:table-row table:style-name="ro1">
          <table:table-cell table:style-name="ce22" office:value-type="string" calcext:value-type="string">
            <text:p>Step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Status</text:p>
          </table:table-cell>
          <table:table-cell table:style-name="ce22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\Make-Settings.ba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Download</text:p>
          </table:table-cell>
          <table:table-cell table:style-name="ce22" office:value-type="string" calcext:value-type="string">
            <text:p>URL</text:p>
          </table:table-cell>
          <table:table-cell table:style-name="ce22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25" office:value-type="string" calcext:value-type="string">
            <text:p>https://sillyventure.eu/download/sv2k22we_pack.zip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25" office:value-type="string" calcext:value-type="string">
            <text:p>http://ftp.pigwa.net/stuff/parties/prods/Silly_Venture,2022.12.08-11,Gdansk,Poland/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string" calcext:value-type="string">
            <text:p><text:a xlink:href="https://files.scene.org/browse/parties/2022/sillyventure22winter/" xlink:type="simple">https://files.scene.org/browse/parties/2022/sillyventure22winter/</text:a>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6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2];1;FIND(&quot;:&quot;;[.A2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OK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SV22WEIN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Mono, 2nd POKEY supported</text:p>
          </table:table-cell>
          <table:table-cell table:style-name="ce8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AV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4];1;FIND(&quot;:&quot;;[.A4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CARLETW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5];1;FIND(&quot;:&quot;;[.A5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ETHO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6];1;FIND(&quot;:&quot;;[.A6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ILLYGIA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MISSING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WOMANIN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ATASCII:LORIGIN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0];1;FIND(&quot;:&quot;;[.A10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THETRUTH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1];1;FIND(&quot;:&quot;;[.A11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DRAGONHU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PONGFATH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ATASCII3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HAPPYFOX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ESC, RESET</text:p>
          </table:table-cell>
          <table:table-cell table:style-name="ce8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AGEOFFA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TWOM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ESC, RESET</text:p>
          </table:table-cell>
          <table:table-cell table:style-name="ce8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MSX:NHMB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ESC, RESET</text:p>
          </table:table-cell>
          <table:table-cell table:style-name="ce8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8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LINEARMO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ESC, RESET</text:p>
          </table:table-cell>
          <table:table-cell table:style-name="ce8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8" table:formula="of:=MID([.A19];1;FIND(&quot;:&quot;;[.A19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SILK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8" table:formula="of:=MID([.A20];1;FIND(&quot;:&quot;;[.A20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UN</text:p>
          </table:table-cell>
          <table:table-cell table:style-name="ce15" office:value-type="string" calcext:value-type="string">
            <text:p>NOT 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21];1;FIND(&quot;:&quot;;[.A21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 office:value-type="string" calcext:value-type="string">
            <text:p>Mail sent to Foster/Zelax 2.9.24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NAILRUN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22];1;FIND(&quot;:&quot;;[.A22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256:SILLYLAN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23];1;FIND(&quot;:&quot;;[.A23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MUTACJA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24];1;FIND(&quot;:&quot;;[.A24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ONESCAPE</text:p>
          </table:table-cell>
          <table:table-cell table:style-name="ce8" office:value-type="string" calcext:value-type="string">
            <text:p>OK (SEPARATELY)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Stereo, 2nd POKEY supported</text:p>
          </table:table-cell>
          <table:table-cell table:style-name="ce8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LASTNIN2</text:p>
          </table:table-cell>
          <table:table-cell table:style-name="ce8" office:value-type="string" calcext:value-type="string">
            <text:p>OK (SEPARATELY)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PROHIBAN</text:p>
          </table:table-cell>
          <table:table-cell table:style-name="ce8" office:value-type="string" calcext:value-type="string">
            <text:p>OK (SEPARATELY)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VILLAGE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8];1;FIND(&quot;:&quot;;[.A28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LOVETRIS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9];1;FIND(&quot;:&quot;;[.A29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NINJA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30];1;FIND(&quot;:&quot;;[.A30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MEADOW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31];1;FIND(&quot;:&quot;;[.A31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MTRXLOGO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INFHELI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INTRO256:SIMPLASM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4];1;FIND(&quot;:&quot;;[.A3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JSPRITES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5];1;FIND(&quot;:&quot;;[.A35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SPACER</text:p>
          </table:table-cell>
          <table:table-cell table:number-columns-repeated="4" table:style-name="ce32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36];1;FIND(&quot;:&quot;;[.A36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PEBBLES</text:p>
          </table:table-cell>
          <table:table-cell table:style-name="ce8" office:value-type="string" calcext:value-type="string">
            <text:p>OK (FIXED)</text:p>
          </table:table-cell>
          <table:table-cell table:number-columns-repeated="3"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7];1;FIND(&quot;:&quot;;[.A37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AC23INV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8];1;FIND(&quot;:&quot;;[.A38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INTRO16K:SILLYRIB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9];1;FIND(&quot;:&quot;;[.A39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20"/>
          <table:table-cell table:number-columns-repeated="1014"/>
        </table:table-row>
        <table:table-row table:style-name="ro1">
          <table:table-cell table:style-name="ce21" office:value-type="string" calcext:value-type="string">
            <text:p>INTRO16K:NINJA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40];1;FIND(&quot;:&quot;;[.A40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NO</text:p>
          </table:table-cell>
          <table:table-cell table:style-name="ce20" table:number-columns-repeated="1016"/>
        </table:table-row>
        <table:table-row table:style-name="ro1">
          <table:table-cell table:style-name="ce21" office:value-type="string" calcext:value-type="string">
            <text:p>INTRO16K:FLOATING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41];1;FIND(&quot;:&quot;;[.A41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UNIFIED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office:value-type="string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XMEN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office:value-type="string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RSANTIC</text:p>
          </table:table-cell>
          <table:table-cell table:style-name="ce29" office:value-type="string" calcext:value-type="string">
            <text:p>NOT OK</text:p>
          </table:table-cell>
          <table:table-cell table:style-name="ce15" office:value-type="string" calcext:value-type="string">
            <text:p>TODO</text:p>
          </table:table-cell>
          <table:table-cell table:style-name="ce8" office:value-type="string" calcext:value-type="string">
            <text:p>RESET</text:p>
          </table:table-cell>
          <table:table-cell table:style-name="ce15" office:value-type="string" calcext:value-type="string">
            <text:p>TODO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RSVOXEL</text:p>
          </table:table-cell>
          <table:table-cell table:style-name="ce29" office:value-type="string" calcext:value-type="string">
            <text:p>NOT OK</text:p>
          </table:table-cell>
          <table:table-cell table:style-name="ce15" office:value-type="string" calcext:value-type="string">
            <text:p>TODO</text:p>
          </table:table-cell>
          <table:table-cell table:style-name="ce8" office:value-type="string" calcext:value-type="string">
            <text:p>RESET</text:p>
          </table:table-cell>
          <table:table-cell table:style-name="ce15" office:value-type="string" calcext:value-type="string">
            <text:p>TODO</text:p>
          </table:table-cell>
          <table:table-cell table:style-name="ce8" office:value-type="string" calcext:value-type="string">
            <text:p>Mono, 2nd POKEY supported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T100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office:value-type="string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WS2022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32" office:value-type="string" calcext:value-type="string">
            <text:p>ESC, 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, 2nd POKEY supported</text:p>
          </table:table-cell>
          <table:table-cell table:style-name="ce8" office:value-type="string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REGUSKOR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office:value-type="string" calcext:value-type="string">
            <text:p>DEMO</text:p>
          </table:table-cell>
          <table:table-cell table:style-name="ce32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NYD23INV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office:value-type="string" calcext:value-type="string">
            <text:p>DEMO</text:p>
          </table:table-cell>
          <table:table-cell table:style-name="ce32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VBXE:BURNBLIT</text:p>
          </table:table-cell>
          <table:table-cell table:style-name="ce29" office:value-type="string" calcext:value-type="string">
            <text:p>NOT OK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29" office:value-type="string" calcext:value-type="string">
            <text:p>TODO</text:p>
          </table:table-cell>
          <table:table-cell table:style-name="ce15" office:value-type="string" calcext:value-type="string">
            <text:p>Mono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CHILTRO1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COLD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51];1;FIND(&quot;:&quot;;[.A51];4)-1)" office:value-type="string" office:string-value="WILD" calcext:value-type="string">
            <text:p>WILD</text:p>
          </table:table-cell>
          <table:table-cell table:style-name="ce32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RYDEEN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32" office:value-type="string" calcext:value-type="string">
            <text:p>ESC, 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52];1;FIND(&quot;:&quot;;[.A52];4)-1)" office:value-type="string" office:string-value="WILD" calcext:value-type="string">
            <text:p>WILD</text:p>
          </table:table-cell>
          <table:table-cell table:style-name="ce32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BOL1972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53];1;FIND(&quot;:&quot;;[.A53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PWRRANG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54];1;FIND(&quot;:&quot;;[.A54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22" office:value-type="string" calcext:value-type="string">
            <text:p>Steps Required</text:p>
          </table:table-cell>
          <table:table-cell table:style-name="ce6" table:formula="of:=ROWS(STEPS)*COLUMNS(STEPS)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7" calcext:value-type="float">
            <text:p>7</text:p>
          </table:table-cell>
          <table:table-cell table:style-name="ce24"/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style-name="ce22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Steps Done</text:p>
          </table:table-cell>
          <table:table-cell table:style-name="ce10" table:formula="of:=1-[.B58]/[.B57]" office:value-type="percentage" office:value="0.973584905660377" calcext:value-type="percentage">
            <text:p>97%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Entries Available</text:p>
          </table:table-cell>
          <table:table-cell table:style-name="ce6" table:formula="of:=ROWS(STEPS)" office:value-type="float" office:value="53" calcext:value-type="float">
            <text:p>5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Entries DONE</text:p>
          </table:table-cell>
          <table:table-cell table:style-name="ce6" table:formula="of:=COUNTIF([.H2:.H54];&quot;NO&quot;)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Entries TODO</text:p>
          </table:table-cell>
          <table:table-cell table:style-name="ce6" table:formula="of:=[.B61]-[.B62]" office:value-type="float" office:value="5" calcext:value-type="float">
            <text:p>5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2" office:value-type="string" calcext:value-type="string">
            <text:p>Entries Done</text:p>
          </table:table-cell>
          <table:table-cell table:style-name="ce10" table:formula="of:=1-[.B63]/[.B61]" office:value-type="percentage" office:value="0.905660377358491" calcext:value-type="percentage">
            <text:p>91%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ntries.$B$2" table:cell-range-address="$Entries.$A$2:.$G$54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Bonuses</text:p>
          </table:table-cell>
          <table:table-cell table:style-name="ce24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Songs</text:p>
          </table:table-cell>
          <table:table-cell table:style-name="ce24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Graphics</text:p>
          </table:table-cell>
          <table:table-cell table:style-name="ce24" table:formula="of:=COUNTIF([$Entries.G$1:$Entries.G$1048576];&quot;ATASCII&quot;)+COUNTIF([$Entries.G$1:$Entries.G$1048576];&quot;GFX&quot;)"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Intros</text:p>
          </table:table-cell>
          <table:table-cell table:style-name="ce24" table:formula="of:=COUNTIF([$Entries.G$1:$Entries.G$1048576];&quot;INTRO256&quot;)+COUNTIF([$Entries.G$1:$Entries.G$1048576];&quot;INTRO16K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Demos</text:p>
          </table:table-cell>
          <table:table-cell table:style-name="ce24" table:formula="of:=COUNTIF([$Entries.G$1:$Entries.G$1048576];&quot;DEMO&quot;)+COUNTIF([$Entries.G$1:$Entries.G$1048576];&quot;DEMOVBXE&quot;)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Games</text:p>
          </table:table-cell>
          <table:table-cell table:style-name="ce24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44"/>
          <table:table-cell table:number-columns-repeated="60"/>
        </table:table-row>
        <table:table-row table:style-name="ro1">
          <table:table-cell table:style-name="ce24" office:value-type="string" calcext:value-type="string">
            <text:p>Wilds</text:p>
          </table:table-cell>
          <table:table-cell table:style-name="ce24" table:formula="of:=COUNTIF([$Entries.G$1:$Entries.G$1048576];&quot;WILD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4" table:formula="of:=SUM([.B2:.B8])" office:value-type="float" office:value="52" calcext:value-type="float">
            <text:p>52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Entries.$B$2" table:cell-range-address="$Entries.$B$2:.$F$54"/>
      </table:named-expressions>
      <table:database-ranges>
        <table:database-range table:name="__Anonymous_Sheet_DB__1" table:target-range-address="Entries.A1:Entries.G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21:07:49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09T00:30:51.190000000</dc:date>
    <meta:editing-cycles>809</meta:editing-cycles>
    <meta:editing-duration>P12DT12H38M13S</meta:editing-duration>
    <meta:generator>LibreOffice/7.1.5.2$Windows_x86 LibreOffice_project/85f04e9f809797b8199d13c421bd8a2b025d52b5</meta:generator>
    <meta:document-statistic meta:table-count="3" meta:cell-count="552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 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